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6pt" officeooo:rsid="000a51a2" officeooo:paragraph-rsid="000a51a2"/>
    </style:style>
    <style:style style:name="P2" style:family="paragraph" style:parent-style-name="Standard">
      <style:text-properties fo:font-size="18pt" officeooo:rsid="0007a220" officeooo:paragraph-rsid="0007a220"/>
    </style:style>
    <style:style style:name="P3" style:family="paragraph" style:parent-style-name="Standard">
      <style:text-properties fo:font-size="12pt" officeooo:rsid="000853a4" officeooo:paragraph-rsid="000a51a2"/>
    </style:style>
    <style:style style:name="P4" style:family="paragraph" style:parent-style-name="Standard">
      <style:text-properties fo:font-size="12pt" style:text-underline-style="none" officeooo:rsid="000a51a2" officeooo:paragraph-rsid="000a51a2"/>
    </style:style>
    <style:style style:name="P5" style:family="paragraph" style:parent-style-name="Standard">
      <style:text-properties fo:font-size="12pt" style:text-underline-style="solid" style:text-underline-width="auto" style:text-underline-color="font-color" officeooo:rsid="000a51a2" officeooo:paragraph-rsid="000a51a2"/>
    </style:style>
    <style:style style:name="P6" style:family="paragraph" style:parent-style-name="Standard">
      <style:text-properties fo:font-size="12pt" style:text-underline-style="solid" style:text-underline-width="auto" style:text-underline-color="font-color" officeooo:rsid="000b88a5" officeooo:paragraph-rsid="000b88a5"/>
    </style:style>
    <style:style style:name="P7" style:family="paragraph" style:parent-style-name="Standard">
      <style:text-properties fo:font-size="12pt" style:text-underline-style="solid" style:text-underline-width="auto" style:text-underline-color="font-color" officeooo:rsid="000c74c1" officeooo:paragraph-rsid="000c74c1"/>
    </style:style>
    <style:style style:name="T1" style:family="text">
      <style:text-properties officeooo:rsid="000a51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a51a2"/>
    </style:style>
    <style:style style:name="T4" style:family="text">
      <style:text-properties style:text-underline-style="none"/>
    </style:style>
    <style:style style:name="T5" style:family="text">
      <style:text-properties style:text-underline-style="none" officeooo:rsid="000b88a5"/>
    </style:style>
    <style:style style:name="T6" style:family="text">
      <style:text-properties style:text-underline-style="none" officeooo:rsid="000c74c1"/>
    </style:style>
    <style:style style:name="T7" style:family="text">
      <style:text-properties style:text-underline-style="none" officeooo:rsid="000d7d2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s frame allocation</text:p>
      <text:p text:style-name="P2"/>
      <text:p text:style-name="P3">Each process, when triggered, can be located either on special space in the disk called SWAP or in RAM memory. Each process is also divided into pages and each page has <text:s/>its <text:s/>size and collection of instructions to be processed. Even though, the pages making up processes are not randomly thrown to RAM – some space is allocated for each process in RAM. Within this space a process can allocate <text:span text:style-name="T1">pages. This is called</text:span><text:span text:style-name="T3"> frame allocation.</text:span></text:p>
      <text:p text:style-name="P3"><text:span text:style-name="T2"/></text:p>
      <text:p text:style-name="P1"><text:span text:style-name="T2">Algorithms</text:span></text:p>
      <text:p text:style-name="P4">There are several algorithms for frame allocations:</text:p>
      <text:p text:style-name="P5">Equal<text:span text:style-name="T4"> – Each process is given an equal amount of space in the RAM.</text:span></text:p>
      <text:p text:style-name="P5">Propotional<text:span text:style-name="T4"> – the operating system calculate the frame space for a process propotionally to its size</text:span></text:p>
      <text:p text:style-name="P5">Random<text:span text:style-name="T4"> – the size of frame is randomly generated</text:span></text:p>
      <text:p text:style-name="P5">Page fault frequency (PFF)<text:span text:style-name="T4"> – </text:span><text:span text:style-name="T5">the size of frame is enlarged based on increasing page fault frequency or decreasing based on it.</text:span></text:p>
      <text:p text:style-name="P6">Working set –<text:span text:style-name="T4"> the algorithm </text:span><text:span text:style-name="T6">picks the working set based on the threshold delta. The working set are the processes which are used the most frequently and those are assigned <text:s/>extra space, while the ones not in working set are shr</text:span><text:span text:style-name="T7">unk</text:span><text:span text:style-name="T6">.</text:span></text:p>
      <text:p text:style-name="P6"><text:span text:style-name="T6"/></text:p>
      <text:p text:style-name="P7"><text:span text:style-name="T4">Given data:</text:span></text:p>
      <text:p text:style-name="P7"><text:span text:style-name="T4">{ Processes: 50, ram pages: 4, number </text:span><text:span text:style-name="T7">o</text:span><text:span text:style-name="T4">f pages per task: 16, program iterations: 5 }</text:span></text:p>
      <text:p text:style-name="P7"><text:span text:style-name="T4"/></text:p>
      <text:p text:style-name="P7"><text:span text:style-name="T4">Output:</text:span></text:p>
      <text:p text:style-name="P7"><text:span text:style-name="T4">equal: 871</text:span></text:p>
      <text:p text:style-name="P7"><text:span text:style-name="T4">random: 833</text:span></text:p>
      <text:p text:style-name="P7"><text:span text:style-name="T4">propotional 935</text:span></text:p>
      <text:p text:style-name="P7"><text:span text:style-name="T4">pff 782</text:span></text:p>
      <text:p text:style-name="P7"><text:span text:style-name="T4">working set: 7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2:14:57.775922296</meta:creation-date>
    <dc:date>2019-05-16T14:20:03.644912509</dc:date>
    <meta:editing-duration>PT29M22S</meta:editing-duration>
    <meta:editing-cycles>1</meta:editing-cycles>
    <meta:document-statistic meta:table-count="0" meta:image-count="0" meta:object-count="0" meta:page-count="1" meta:paragraph-count="17" meta:word-count="213" meta:character-count="1250" meta:non-whitespace-character-count="1045"/>
    <meta:generator>LibreOffice/6.2.3.2$Linux_X86_64 LibreOffice_project/20$Build-2</meta:generator>
  </office:meta>
</office:document-meta>
</file>